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4190" officeooo:paragraph-rsid="001d4190"/>
    </style:style>
    <style:style style:name="P2" style:family="paragraph" style:parent-style-name="Standard">
      <style:text-properties officeooo:paragraph-rsid="001d4190"/>
    </style:style>
    <style:style style:name="P3" style:family="paragraph" style:parent-style-name="Standard" style:master-page-name="Standard">
      <style:paragraph-properties style:page-number="auto"/>
    </style:style>
    <style:style style:name="P4" style:family="paragraph" style:parent-style-name="Standard">
      <style:text-properties officeooo:rsid="001d4190" officeooo:paragraph-rsid="001d4190"/>
    </style:style>
    <style:style style:name="T1" style:family="text">
      <style:text-properties officeooo:rsid="001d4190"/>
    </style:style>
    <style:style style:name="T2" style:family="text">
      <style:text-properties officeooo:rsid="001dbb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idéo</text:p>
      <text:p text:style-name="Standard"/>
      <text:p text:style-name="Standard">Introduction :</text:p>
      <text:p text:style-name="P1">Nous sommes une petite PME de 60 salariés, notre domaine d’activité est la commercialisation de produits en B2B et en B2C. Nous sommes une jeune entreprise de 2018. Les produit que nous proposons sont des shakers et des complément alimentaire, protéine et énergisant pour répondre à la demande.</text:p>
      <text:p text:style-name="P2"/>
      <text:p text:style-name="Standard">Positionnement économique :</text:p>
      <text:p text:style-name="Standard">Donc, c’est une jeune entreprise dont son sa structure de marché est un Oligopole. Elle propose des produits de différente variété à des prix équivalent voir plus attractif que ses concurrents. Elle peut s’appuyer sur de nombreux partenariat avec des salles de sports lui permettant d’attirer une nouvelle clientèle, ou du moins, faire une publicité pour la notoriété de l’entreprise. <text:s/>L’avantage, c’est que l’entreprise a réussi a créé des produits avec des marques a très forte notoriété pour mieux se faire <text:span text:style-name="T1">connaître</text:span> et se démarque de la concurrence et au passage. <text:span text:style-name="T2">D’après les études macro économique effectué sur le marché, nous pouvons affirmé que nous sommes plus au moins bien implanté sur le marché. Et nous sommes prêt à faire face à de nouvelle innovations venant de la part de nos concurrents</text:span></text:p>
      <text:p text:style-name="Standard"/>
      <text:p text:style-name="Standard">Positionnement écologique :</text:p>
      <text:p text:style-name="Standard">L’entreprise propose des shakers éco-responsables avec des produits recyclable, <text:span text:style-name="T2">en effet, a l’inverse de ses concurrent, nous proposons presque aucun shaker composé de plastique, ou sinon, de plastique uniquement recyclé</text:span>. Elle propose aussi des compléments alimentaires avec un maximum de produit naturelle. Elle essaye au <text:span text:style-name="T2">mieux,</text:span> de faire des partenariats avec des entreprises qui ont une culture commune sur le positionnement écologique. Le but de l’entreprise est de sensibilisé <text:span text:style-name="T2">le plus de</text:span> ses consommateurs sur l’impact environnement<text:span text:style-name="T2">al</text:span> que peuvent avoir les produits. L’entreprise n’hésite pas à montrer son soutien à des associations caritative <text:span text:style-name="T2">ayant pour but</text:span> la transition écologique tel que GreenPeace, <text:span text:style-name="T2">reforestAction</text:span></text:p>
      <text:p text:style-name="Standard"/>
      <text:p text:style-name="Standard">Conclusion :</text:p>
      <text:p text:style-name="P1">L’entreprise a réussi son insertion dans la structure de marché dans laquelle elle intervient. Elle peut s’appuyer sur de nombreux soutiens tels que les salles de sports, ou encore de grande marque tel que Disney. Elle n’hésite pas non plus à montrer son positionnement écologique, en effet l’entreprise est très investit dans la transition écologique et ne ménage pas ses efforts pour espérer faire avancer les cho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uzard</meta:initial-creator>
    <meta:editing-cycles>3</meta:editing-cycles>
    <meta:creation-date>2022-01-19T15:38:00</meta:creation-date>
    <dc:date>2022-01-20T18:23:46.098528071</dc:date>
    <meta:editing-duration>PT8M23S</meta:editing-duration>
    <meta:generator>LibreOffice/6.1.5.2$Linux_X86_64 LibreOffice_project/10$Build-2</meta:generator>
    <meta:document-statistic meta:table-count="0" meta:image-count="0" meta:object-count="0" meta:page-count="1" meta:paragraph-count="9" meta:word-count="361" meta:character-count="2325" meta:non-whitespace-character-count="19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